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070c2" officeooo:paragraph-rsid="001070c2"/>
    </style:style>
    <style:style style:name="P2" style:family="paragraph" style:parent-style-name="Standard">
      <style:text-properties fo:font-weight="bold" officeooo:rsid="001070c2" officeooo:paragraph-rsid="001070c2" style:font-weight-asian="bold" style:font-weight-complex="bold"/>
    </style:style>
    <style:style style:name="P3" style:family="paragraph" style:parent-style-name="Standard">
      <style:paragraph-properties fo:text-align="center" style:justify-single-word="false" fo:break-before="page"/>
      <style:text-properties fo:color="#ff0000" loext:opacity="100%" fo:font-size="20pt" fo:font-weight="normal" officeooo:rsid="001070c2" officeooo:paragraph-rsid="001070c2" style:font-size-asian="20pt" style:font-weight-asian="normal" style:font-size-complex="20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fo:font-size="15pt" fo:font-weight="normal" officeooo:rsid="001070c2" officeooo:paragraph-rsid="001070c2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070c2" officeooo:paragraph-rsid="001070c2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21e1b" officeooo:paragraph-rsid="00121e1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39c69" officeooo:paragraph-rsid="00139c69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45e9f" officeooo:paragraph-rsid="00145e9f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75899" officeooo:paragraph-rsid="00175899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c3290" officeooo:paragraph-rsid="001c3290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c3290" officeooo:paragraph-rsid="001d2718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d2718" officeooo:paragraph-rsid="001d2718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212175" officeooo:paragraph-rsid="00212175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237b24" officeooo:paragraph-rsid="00237b24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23cfed" officeooo:paragraph-rsid="0023cfed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use-window-font-color="true" loext:opacity="0%" fo:font-size="12pt" fo:font-weight="bold" officeooo:rsid="001c3290" officeooo:paragraph-rsid="001c3290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1070c2" officeooo:paragraph-rsid="001070c2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121e1b" officeooo:paragraph-rsid="00121e1b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139c69" officeooo:paragraph-rsid="00139c69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145e9f" officeooo:paragraph-rsid="00145e9f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175899" officeooo:paragraph-rsid="00175899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175899" officeooo:paragraph-rsid="001d2718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1d2718" officeooo:paragraph-rsid="001d2718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212175" officeooo:paragraph-rsid="00212175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237b24" officeooo:paragraph-rsid="00237b24" style:font-size-asian="12pt" style:font-weight-asian="bold" style:font-size-complex="12pt" style:font-weight-complex="bold"/>
    </style:style>
    <style:style style:name="P26" style:family="paragraph" style:parent-style-name="Standard" style:list-style-name="L1">
      <style:paragraph-properties fo:text-align="start" style:justify-single-word="false"/>
      <style:text-properties style:use-window-font-color="true" loext:opacity="0%" fo:font-size="12pt" fo:font-weight="normal" officeooo:rsid="00121e1b" officeooo:paragraph-rsid="00121e1b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297c3a" officeooo:paragraph-rsid="00297c3a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297c3a" officeooo:paragraph-rsid="002ddd06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2cd514" officeooo:paragraph-rsid="002cd514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237b24" officeooo:paragraph-rsid="00237b24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237b24" officeooo:paragraph-rsid="002ddd06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297c3a" officeooo:paragraph-rsid="00297c3a" style:font-size-asian="12pt" style:font-weight-asian="bold" style:font-size-complex="12pt" style:font-weight-complex="bold"/>
    </style:style>
    <style:style style:name="T1" style:family="text">
      <style:text-properties officeooo:rsid="00121e1b"/>
    </style:style>
    <style:style style:name="T2" style:family="text">
      <style:text-properties officeooo:rsid="001a9c4c"/>
    </style:style>
    <style:style style:name="T3" style:family="text">
      <style:text-properties officeooo:rsid="001d2718"/>
    </style:style>
    <style:style style:name="T4" style:family="text">
      <style:text-properties officeooo:rsid="0026290e"/>
    </style:style>
    <style:style style:name="T5" style:family="text">
      <style:text-properties officeooo:rsid="002cd514"/>
    </style:style>
    <style:style style:name="T6" style:family="text">
      <style:text-properties officeooo:rsid="002d450b"/>
    </style:style>
    <style:style style:name="T7" style:family="text">
      <style:text-properties fo:color="#ff0000" loext:opacity="100%"/>
    </style:style>
    <style:style style:name="T8" style:family="text">
      <style:text-properties fo:color="#ff0000" loext:opacity="100%" officeooo:rsid="002d450b"/>
    </style:style>
    <style:style style:name="T9" style:family="text">
      <style:text-properties officeooo:rsid="002ddd0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ttps://www.youtube.com/watch?v=57pjD89IFXA&amp;list=PLUDwpEzHYYLt2RzOb-_eafLAP0VSoyJhf&amp;index=1</text:p>
      <text:p text:style-name="P2"/>
      <text:p text:style-name="P2">Part 1: Selenium with Python | Hybrid Framework Design from scratch | PyTest, POM &amp; HTML Reports</text:p>
      <text:p text:style-name="P1"/>
      <text:p text:style-name="P1">1. Built-in frameworks</text:p>
      <text:p text:style-name="P1">- pytest, robotframework, unittest etc..</text:p>
      <text:p text:style-name="P1"/>
      <text:p text:style-name="P1">2.Customized/User defined framework</text:p>
      <text:p text:style-name="P1">- Data driven framework, Keyword driven framework, Hybrid driven framework</text:p>
      <text:p text:style-name="P1"/>
      <text:p text:style-name="P1">Phases</text:p>
      <text:p text:style-name="P1">----------</text:p>
      <text:p text:style-name="P1">1. Analyze application, technology &amp; skill set of team. Choose test cases</text:p>
      <text:p text:style-name="P1"/>
      <text:p text:style-name="P1">100 TC’s….</text:p>
      <text:p text:style-name="P1"/>
      <text:p text:style-name="P1">Re-test cases (test data)</text:p>
      <text:p text:style-name="P1">Re-gression cases</text:p>
      <text:p text:style-name="P1">TC’s can be automatable</text:p>
      <text:p text:style-name="P1"/>
      <text:p text:style-name="P1">100% automation ???</text:p>
      <text:p text:style-name="P1"/>
      <text:p text:style-name="P1">2. Design &amp; implementation of framework</text:p>
      <text:p text:style-name="P1"/>
      <text:p text:style-name="P1">3. Execution</text:p>
      <text:p text:style-name="P1"/>
      <text:p text:style-name="P1">4. Maintenance (Version control system)</text:p>
      <text:p text:style-name="P1"/>
      <text:p text:style-name="P1">ecommerce Application… : https://www.nopcommerce.com/en/demo</text:p>
      <text:p text:style-name="P1"/>
      <text:p text:style-name="P1">Frontend : <text:a xlink:type="simple" xlink:href="https://demo.nopcommerce.com/" text:style-name="Internet_20_link" text:visited-style-name="Visited_20_Internet_20_Link">https://demo.nopcommerce.com/</text:a> </text:p>
      <text:p text:style-name="P1">Backend: <text:a xlink:type="simple" xlink:href="https://admin-demo.nopcommerce.com/" text:style-name="Internet_20_link" text:visited-style-name="Visited_20_Internet_20_Link">https://admin-demo.nopcommerce.com/</text:a></text:p>
      <text:p text:style-name="P1"/>
      <text:p text:style-name="P1"/>
      <text:p text:style-name="P3">Selenium Hybrid Framework</text:p>
      <text:p text:style-name="P4">(Python, Selenium, PyTest, Page Object Model, HTML Report)</text:p>
      <text:p text:style-name="P4"/>
      <text:p text:style-name="P17">Step 1: <text:span text:style-name="T1">Create new Project &amp; Install Required Packages/plugins</text:span></text:p>
      <text:p text:style-name="P5"/>
      <text:list xml:id="list558460473" text:style-name="L1">
        <text:list-item>
          <text:p text:style-name="P26">Selenium : Selenium Libraries</text:p>
        </text:list-item>
        <text:list-item>
          <text:p text:style-name="P26">PyTest : Python UnitTest Framework</text:p>
        </text:list-item>
        <text:list-item>
          <text:p text:style-name="P26">pytest-html : PyTest HTML Reports</text:p>
        </text:list-item>
        <text:list-item>
          <text:p text:style-name="P26">pytest-xdist : Run Test Parallel</text:p>
        </text:list-item>
        <text:list-item>
          <text:p text:style-name="P26">Openpyxl : MS Excel support</text:p>
        </text:list-item>
        <text:list-item>
          <text:p text:style-name="P26">Allure-pytest : to generate allure report</text:p>
        </text:list-item>
      </text:list>
      <text:p text:style-name="P6"/>
      <text:p text:style-name="P18">Step 2: Create Folder Structure</text:p>
      <text:p text:style-name="P6"/>
      <text:p text:style-name="P6"><text:tab/>Project Name</text:p>
      <text:p text:style-name="P6"><text:tab/><text:tab/>|</text:p>
      <text:p text:style-name="P6"><text:tab/><text:tab/>pageObjects(Package)</text:p>
      <text:p text:style-name="P6"><text:tab/><text:tab/>|</text:p>
      <text:p text:style-name="P6"><text:tab/><text:tab/>utilities (Package)</text:p>
      <text:p text:style-name="P6"><text:tab/><text:tab/>|</text:p>
      <text:p text:style-name="P6"><text:tab/><text:tab/>TestData(Folder)</text:p>
      <text:p text:style-name="P6"><text:tab/><text:tab/>|</text:p>
      <text:p text:style-name="P6"><text:tab/><text:tab/>Configurations (Folder)</text:p>
      <text:p text:style-name="P6"><text:tab/><text:tab/>|</text:p>
      <text:p text:style-name="P6"><text:tab/><text:tab/>Logs(Folder)</text:p>
      <text:p text:style-name="P6"><text:tab/><text:tab/>|</text:p>
      <text:p text:style-name="P6"><text:tab/><text:tab/>Screenshots(Folder)</text:p>
      <text:p text:style-name="P6"><text:tab/><text:tab/>|</text:p>
      <text:p text:style-name="P6"><text:tab/><text:tab/>Reports(Folder)</text:p>
      <text:p text:style-name="P6"><text:tab/><text:tab/>|</text:p>
      <text:p text:style-name="P6"><text:tab/><text:tab/>Run.bat</text:p>
      <text:p text:style-name="P6"/>
      <text:p text:style-name="P6"/>
      <text:p text:style-name="P19">Step 3: Automating Login Test Case</text:p>
      <text:p text:style-name="P7"/>
      <text:p text:style-name="P7">3.1 Create LoginPage Object Class under “pageObject”</text:p>
      <text:p text:style-name="P7">3.2 Create LoginTest under “testCases”</text:p>
      <text:p text:style-name="P7">3.3 Create conftest.py under “testCases”</text:p>
      <text:p text:style-name="P7"/>
      <text:p text:style-name="P20">Step 4: Capture screenshot on failures</text:p>
      <text:p text:style-name="P8"/>
      <text:p text:style-name="P20">4.1 Update Login Test with Screenshot under “testCases”</text:p>
      <text:p text:style-name="P8"/>
      <text:p text:style-name="P21">Step 5: Read common values from ini file</text:p>
      <text:p text:style-name="P9"/>
      <text:p text:style-name="P9">5.1 Add “config.ini” file in “Configurations” folder</text:p>
      <text:p text:style-name="P9">5.2 Create “readProperties.py” utility file under utilities packages to read common data</text:p>
      <text:p text:style-name="P9">5.3 Replace hard coded values in Login test case</text:p>
      <text:p text:style-name="P21"><text:soft-page-break/>Step 6: Adding logs to test case</text:p>
      <text:p text:style-name="P9"/>
      <text:p text:style-name="P9">6.1 Add customLogger.py under utilities packages</text:p>
      <text:p text:style-name="P9">6.2 Add logs to Login test case</text:p>
      <text:p text:style-name="P9"/>
      <text:p text:style-name="P21">Step 7: Run Tests on Desired Browsers/Cross Browsers/ Parallel</text:p>
      <text:p text:style-name="P9"/>
      <text:p text:style-name="P9">7.1 update con<text:span text:style-name="T2">f</text:span>test.py with required Fixtures which will accept command line argument (browser)</text:p>
      <text:p text:style-name="P9">7.2 Pass browser name as argument in command line</text:p>
      <text:p text:style-name="P9"/>
      <text:p text:style-name="P9"/>
      <text:p text:style-name="P16">To Run test on desired browser</text:p>
      <text:p text:style-name="P16"/>
      <text:p text:style-name="P10">pytest -<text:span text:style-name="T3">s</text:span> -<text:span text:style-name="T3">v</text:span> testCases/test_login.py --browser chrome</text:p>
      <text:p text:style-name="P10">pytest -<text:span text:style-name="T3">s</text:span> -<text:span text:style-name="T3">v</text:span> testCases/test_login.py --browser firefox</text:p>
      <text:p text:style-name="P10"/>
      <text:p text:style-name="P16">To Run test parallel</text:p>
      <text:p text:style-name="P16"/>
      <text:p text:style-name="P10">pytest -<text:span text:style-name="T3">s</text:span> -<text:span text:style-name="T3">v</text:span> -n=3 testCases/test_login.py --browser chrome</text:p>
      <text:p text:style-name="P10">pytest -<text:span text:style-name="T3">s</text:span> -<text:span text:style-name="T3">v</text:span> -n=3 testCases/test_login.py --browser firefox</text:p>
      <text:p text:style-name="P10"/>
      <text:p text:style-name="P22">Step <text:span text:style-name="T3">8</text:span>: <text:span text:style-name="T3">Generate pytest HTML Reports</text:span></text:p>
      <text:p text:style-name="P22"/>
      <text:p text:style-name="P12">8.1: Update conftest.py with pytest hooks</text:p>
      <text:p text:style-name="P12">8.2: To Generate HTML report run below command:</text:p>
      <text:p text:style-name="P23"/>
      <text:p text:style-name="P11">pytest -v -s -n=2 --html=Reports/report.html testCases/test_login.py --browser chrome</text:p>
      <text:p text:style-name="P22"/>
      <text:p text:style-name="P24">Step 9: Automating Data Driven Test Case</text:p>
      <text:p text:style-name="P24"/>
      <text:p text:style-name="P13">9.1: Prepare test data in Excel sheet, place the excel file inside the TestData folder.</text:p>
      <text:p text:style-name="P13">9.2: Create “ExcelUtils.py” utility class under utilities packages</text:p>
      <text:p text:style-name="P13">9.3: Create LoginDataDrivenTest under testCases</text:p>
      <text:p text:style-name="P13">9.4: Run the test case</text:p>
      <text:p text:style-name="P13"/>
      <text:p text:style-name="P25">Step 10: Adding new test cases</text:p>
      <text:p text:style-name="P15">10.1. Add new Customer</text:p>
      <text:p text:style-name="P15">10.2 Search customer by email</text:p>
      <text:p text:style-name="P15">10.3 <text:span text:style-name="T4">S</text:span>earch customer by name</text:p>
      <text:p text:style-name="P14"/>
      <text:p text:style-name="P25">Step 11: Grouping Tests</text:p>
      <text:p text:style-name="P25"/>
      <text:p text:style-name="P27">11.1. Grouping markers(Add markers to every test methods)</text:p>
      <text:p text:style-name="P27">@pytest.mark.sanity</text:p>
      <text:p text:style-name="P27">@pytest.mark.regression</text:p>
      <text:p text:style-name="P32"/>
      <text:p text:style-name="P27">11.2. Add Marker entries in pytest.ini file</text:p>
      <text:p text:style-name="P27">pytest.ini</text:p>
      <text:p text:style-name="P27">--------</text:p>
      <text:p text:style-name="P27"><text:soft-page-break/>[pytest]</text:p>
      <text:p text:style-name="P27">markers=</text:p>
      <text:p text:style-name="P27"><text:s text:c="3"/>sanity</text:p>
      <text:p text:style-name="P27"><text:s text:c="3"/>regression</text:p>
      <text:p text:style-name="P27"/>
      <text:p text:style-name="P27">11.3. Select groups at run time</text:p>
      <text:p text:style-name="P27"/>
      <text:p text:style-name="P27">-<text:span text:style-name="T5">m “sanity”</text:span></text:p>
      <text:p text:style-name="P27">-<text:span text:style-name="T5">m “regression”</text:span></text:p>
      <text:p text:style-name="P27">-<text:span text:style-name="T5">m “sanity and regression”</text:span></text:p>
      <text:p text:style-name="P27">-<text:span text:style-name="T5">m “sanity or regression”</text:span></text:p>
      <text:p text:style-name="P27"/>
      <text:p text:style-name="P29">Run Command</text:p>
      <text:p text:style-name="P29">pytest -v -m "<text:span text:style-name="T7">sanity </text:span><text:span text:style-name="T8">and regression</text:span>" --html=Reports/report.html testCases/ --browser chrome</text:p>
      <text:p text:style-name="P29"/>
      <text:p text:style-name="P31">Step 1<text:span text:style-name="T9">2</text:span>: <text:span text:style-name="T9">Run Tests in command prompt &amp; run shell script file</text:span></text:p>
      <text:p text:style-name="P31"/>
      <text:p text:style-name="P28">1<text:span text:style-name="T9">2</text:span>.1. <text:span text:style-name="T9">Create run.bat file for windows or run.sh file for linux or macos</text:span></text:p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0T14:06:07.222530889</meta:creation-date>
    <meta:generator>LibreOffice/7.3.3.2$Linux_X86_64 LibreOffice_project/30$Build-2</meta:generator>
    <dc:date>2022-05-24T23:56:30.601184135</dc:date>
    <meta:editing-duration>P1DT23H20M46S</meta:editing-duration>
    <meta:editing-cycles>19</meta:editing-cycles>
    <meta:document-statistic meta:table-count="0" meta:image-count="0" meta:object-count="0" meta:page-count="4" meta:paragraph-count="102" meta:word-count="509" meta:character-count="3556" meta:non-whitespace-character-count="3123"/>
  </office:meta>
</office:document-meta>
</file>